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Heading_20_3">
      <style:text-properties officeooo:rsid="001f19b3" officeooo:paragraph-rsid="001f19b3"/>
    </style:style>
    <style:style style:name="P2" style:family="paragraph" style:parent-style-name="Heading_20_3">
      <style:text-properties officeooo:paragraph-rsid="001f19b3"/>
    </style:style>
    <style:style style:name="P3" style:family="paragraph" style:parent-style-name="Standard">
      <style:text-properties officeooo:rsid="001f19b3" officeooo:paragraph-rsid="001f19b3"/>
    </style:style>
    <style:style style:name="P4" style:family="paragraph" style:parent-style-name="Standard">
      <style:text-properties fo:font-size="11pt" officeooo:rsid="001f19b3" officeooo:paragraph-rsid="001f19b3" style:font-size-asian="11pt" style:font-size-complex="11pt"/>
    </style:style>
    <style:style style:name="P5" style:family="paragraph" style:parent-style-name="Standard">
      <style:text-properties fo:font-size="11pt" fo:font-weight="bold" officeooo:rsid="001f19b3" officeooo:paragraph-rsid="001f19b3" style:font-size-asian="11pt" style:font-weight-asian="bold" style:font-size-complex="11pt" style:font-weight-complex="bold"/>
    </style:style>
    <style:style style:name="P6" style:family="paragraph" style:parent-style-name="Standard">
      <style:text-properties fo:font-size="11pt" fo:font-weight="normal" officeooo:rsid="001f19b3" officeooo:paragraph-rsid="001f19b3" style:font-size-asian="11pt" style:font-weight-asian="normal" style:font-size-complex="11pt" style:font-weight-complex="normal"/>
    </style:style>
    <style:style style:name="P7" style:family="paragraph" style:parent-style-name="Table_20_Contents">
      <style:text-properties officeooo:rsid="001f19b3" officeooo:paragraph-rsid="001f19b3"/>
    </style:style>
    <style:style style:name="P8" style:family="paragraph" style:parent-style-name="Table_20_Contents">
      <style:text-properties fo:font-weight="bold" officeooo:rsid="001f19b3" officeooo:paragraph-rsid="001f19b3" style:font-weight-asian="bold" style:font-weight-complex="bold"/>
    </style:style>
    <style:style style:name="P9" style:family="paragraph" style:parent-style-name="Table_20_Contents">
      <style:text-properties fo:font-weight="normal" officeooo:rsid="001f19b3" officeooo:paragraph-rsid="001f19b3" style:font-weight-asian="normal" style:font-weight-complex="normal"/>
    </style:style>
    <style:style style:name="P10" style:family="paragraph" style:parent-style-name="Table_20_Contents">
      <style:text-properties fo:font-size="10.5pt" style:font-size-asian="10.5pt" style:font-size-complex="10.5pt"/>
    </style:style>
    <style:style style:name="P11" style:family="paragraph" style:parent-style-name="Table_20_Heading">
      <style:text-properties fo:font-size="11pt" style:font-size-asian="11pt" style:font-size-complex="11pt"/>
    </style:style>
    <style:style style:name="P12" style:family="paragraph" style:parent-style-name="Text_20_body">
      <style:text-properties officeooo:rsid="001f19b3" officeooo:paragraph-rsid="001f19b3"/>
    </style:style>
    <style:style style:name="P13" style:family="paragraph" style:parent-style-name="Text_20_body">
      <style:text-properties officeooo:paragraph-rsid="001f19b3"/>
    </style:style>
    <style:style style:name="P14" style:family="paragraph" style:parent-style-name="Text_20_body">
      <style:paragraph-properties fo:line-height="100%"/>
      <style:text-properties fo:font-weight="bold" officeooo:rsid="001f19b3" officeooo:paragraph-rsid="001f19b3" style:font-weight-asian="bold" style:font-weight-complex="bold"/>
    </style:style>
    <style:style style:name="P15" style:family="paragraph" style:parent-style-name="Text_20_body">
      <style:paragraph-properties fo:line-height="100%"/>
      <style:text-properties fo:font-weight="normal" officeooo:rsid="001f19b3" officeooo:paragraph-rsid="001f19b3" style:font-weight-asian="normal" style:font-weight-complex="normal"/>
    </style:style>
    <style:style style:name="T1" style:family="text">
      <style:text-properties loext:padding="0.0193in" loext:border="0.06pt solid #d9d9e3"/>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1pt" style:font-size-asian="11pt" style:font-size-complex="11pt" loext:padding="0.0193in" loext:border="0.06pt solid #d9d9e3"/>
    </style:style>
    <style:style style:name="T5" style:family="text">
      <style:text-properties fo:font-size="11pt" officeooo:rsid="001f19b3" style:font-size-asian="11pt" style:font-size-complex="11pt"/>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osition Presentation Overview:</text:p>
      <text:p text:style-name="P5">Task:</text:p>
      <text:p text:style-name="P5"/>
      <text:p text:style-name="P6">Select a debatable topic of interest and present a well-reasoned stance either affirming or negating the chosen topic. Your presentation must effectively articulate the subject matter, clearly state your position, and support it with compelling evidence and reasoning. Ensure to cite authoritative sources and incorporate relevant visuals to enhance understanding.</text:p>
      <text:p text:style-name="P6"/>
      <text:p text:style-name="P5">Presentation Guidelines:</text:p>
      <text:p text:style-name="P5">Topic Selection:</text:p>
      <text:p text:style-name="P6"/>
      <text:p text:style-name="P6">Choose a relevant and debatable topic of personal interest or societal significance.</text:p>
      <text:p text:style-name="P6">Position Identification:</text:p>
      <text:p text:style-name="P6"/>
      <text:p text:style-name="P6">Clearly state your affirmative or negative stance on the chosen topic at the beginning of the presentation.</text:p>
      <text:p text:style-name="P6">Supporting Evidence and Reasoning:</text:p>
      <text:p text:style-name="P6"/>
      <text:p text:style-name="P6">Provide substantial evidence and examples to substantiate your position.</text:p>
      <text:p text:style-name="P6">Utilize reliable sources (academic articles, research studies, reputable websites) to reinforce your arguments.</text:p>
      <text:p text:style-name="P6">Citation and Visuals:</text:p>
      <text:p text:style-name="P6"/>
      <text:p text:style-name="P6">Properly cite all sources used within the presentation to acknowledge external information.</text:p>
      <text:p text:style-name="P6">Integrate visuals (charts, graphs, images, etc.) to complement and enhance the presentation's content.</text:p>
      <text:p text:style-name="P6">Structural Flow:</text:p>
      <text:p text:style-name="P6"/>
      <text:p text:style-name="P6">Ensure a coherent flow in the presentation with a clear structure.</text:p>
      <text:p text:style-name="P6">Divide the presentation into subtopics to present reasoning and evidence in a logical sequence.</text:p>
      <text:p text:style-name="P6"/>
      <text:p text:style-name="P5">Communication and Delivery:</text:p>
      <text:p text:style-name="P6"/>
      <text:p text:style-name="P6">Deliver the presentation with clarity, confidence, and coherence.</text:p>
      <text:p text:style-name="P6">Maintain an engaging demeanor and aim for effective communication with the audience.</text:p>
      <text:p text:style-name="P5"/>
      <text:p text:style-name="P5">Evaluation Criteria:</text:p>
      <text:p text:style-name="P6">Clarity of Position</text:p>
      <text:p text:style-name="P6">Use of Evidence and Examples</text:p>
      <text:p text:style-name="P6">Logical Reasoning and Analysis</text:p>
      <text:p text:style-name="P6">Engagement and Delivery</text:p>
      <text:p text:style-name="P6">Counterarguments and Rebuttals</text:p>
      <text:p text:style-name="P6">Overall Structure and Organization</text:p>
      <text:p text:style-name="P6">Time Management</text:p>
      <text:p text:style-name="P6"/>
      <text:p text:style-name="P5">Presentation Duration:</text:p>
      <text:p text:style-name="P6">The presentation should ideally last 7 -10 minutes.</text:p>
      <text:p text:style-name="P5">Note:</text:p>
      <text:p text:style-name="P6">Rehearse the presentation beforehand to ensure clarity, effective time management, and confident delivery.</text:p>
      <text:p text:style-name="P6">The presentation's success lies in a clear articulation of your position, the strength of supporting evidence, and a well-structured delivery of arguments.</text:p>
      <text:p text:style-name="P5"/>
      <text:p text:style-name="P5"/>
      <text:p text:style-name="P5"/>
      <text:p text:style-name="P5"/>
      <text:p text:style-name="P5"/>
      <text:p text:style-name="P5"><text:soft-page-break/>Unit 1 Communities</text:p>
      <text:p text:style-name="P5"><text:s text:c="4"/>1. Generational Divide in Community Responsibility:</text:p>
      <text:p text:style-name="P4"><text:s text:c="8"/>◦ Debate Statement: "Is the younger generation less involved in community service and social activism compared to previous generations?"</text:p>
      <text:p text:style-name="P4"><text:s text:c="8"/>◦ Points of Debate:</text:p>
      <text:p text:style-name="P4"><text:s text:c="12"/>▪ The digital age and its impact on social involvement among younger generations.</text:p>
      <text:p text:style-name="P4"><text:s text:c="12"/>▪ Changing priorities and societal values leading to different forms of community engagement.</text:p>
      <text:p text:style-name="P4"><text:s text:c="12"/>▪ The role of education and upbringing in shaping community responsibility across generations.</text:p>
      <text:p text:style-name="P4"><text:s text:c="12"/>▪ Whether technology has bridged or widened the gap between generations in community engagement.</text:p>
      <text:p text:style-name="P5"><text:s text:c="4"/>2. The Influence of Online Friendships on Community Bonds:</text:p>
      <text:p text:style-name="P4"><text:s text:c="8"/>◦ Debate Statement: "Do online friendships hold the same value and contribute equally to community-building as offline friendships?"</text:p>
      <text:p text:style-name="P4"><text:s text:c="8"/>◦ Points of Debate:</text:p>
      <text:p text:style-name="P4"><text:s text:c="12"/>▪ Impact of digital connections on the depth and authenticity of friendships within a community.</text:p>
      <text:p text:style-name="P4"><text:s text:c="12"/>▪ The role of online platforms in fostering global communities versus local, physical communities.</text:p>
      <text:p text:style-name="P4"><text:s text:c="12"/>▪ Comparison of the support systems and social capital gained from online versus offline friendships.</text:p>
      <text:p text:style-name="P4"><text:s text:c="12"/>▪ Longevity and sustainability of online friendships in nurturing community ties compared to traditional, face-to-face relationships.</text:p>
      <text:p text:style-name="P5"><text:s text:c="4"/>3. Urbanization vs. Rural Traditions:</text:p>
      <text:p text:style-name="P4"><text:s text:c="8"/>◦ Debate Statement: "Are urban communities more diverse and inclusive than rural communities?"</text:p>
      <text:p text:style-name="P4"><text:s text:c="8"/>◦ Points of Debate:</text:p>
      <text:p text:style-name="P4"><text:s text:c="12"/>▪ Diversity in urban settings versus the close-knit nature of rural communities and their impact on inclusivity.</text:p>
      <text:p text:style-name="P4"><text:s text:c="12"/>▪ The influence of socio-economic factors on community diversity and acceptance in urban and rural areas.</text:p>
      <text:p text:style-name="P4"><text:s text:c="12"/>▪ Preservation of traditions and cultural values in rapidly urbanizing communities versus the potential dilution of cultural identity.</text:p>
      <text:p text:style-name="P4"><text:s text:c="12"/>▪ The role of government policies in balancing the development of urban areas while preserving the uniqueness of rural communities.</text:p>
      <text:p text:style-name="P4"/>
      <text:p text:style-name="P4"><text:span text:style-name="T3">Unit 2 – The Working Week</text:span></text:p>
      <text:p text:style-name="P5">The Impact of Remote Work on Work-Life Balance:</text:p>
      <text:p text:style-name="P4"><text:s text:c="8"/>◦ Debate Statement: "Does remote work truly improve or deteriorate work-life balance compared to traditional office-based work?"</text:p>
      <text:p text:style-name="P4"><text:s text:c="8"/>◦ Points of Debate:</text:p>
      <text:p text:style-name="P4"><text:s text:c="12"/>▪ Flexibility and autonomy versus the blurring of boundaries between work and personal life in remote setups.</text:p>
      <text:p text:style-name="P4"><text:s text:c="12"/>▪ Effectiveness in managing work hours and mental well-being in remote work environments.</text:p>
      <text:p text:style-name="P4"><text:s text:c="12"/>▪ The role of communication tools and technology in facilitating or hindering work-life balance.</text:p>
      <text:p text:style-name="P4"><text:s text:c="12"/>▪ Differences in work-life balance perception among various industries and job roles in remote versus in-office work.</text:p>
      <text:p text:style-name="P5"><text:s text:c="4"/>2. Soft Skills vs. Hard Skills: Which Holds More Significance in Job Performance?</text:p>
      <text:p text:style-name="P4"><text:s text:c="8"/>◦ Debate Statement: "Are soft skills (e.g., communication, empathy) more critical for job success than hard skills (e.g., technical expertise) in the modern workplace?"</text:p>
      <text:p text:style-name="P4"><text:s text:c="8"/>◦ Points of Debate:</text:p>
      <text:p text:style-name="P4"><text:s text:c="12"/>▪ The adaptability of soft skills across various job domains compared to the specificity of hard skills.</text:p>
      <text:p text:style-name="P4"><text:s text:c="12"/>▪ The evolving nature of job requirements and whether soft skills or hard skills are more adaptable to change.</text:p>
      <text:p text:style-name="P4"><text:s text:c="12"/>▪ The impact of automation and AI on the importance of soft and hard skills in future job markets.</text:p>
      <text:p text:style-name="P4"><text:s text:c="12"/>▪ The differing opinions of employers and employees on the significance of soft skills versus hard skills in job performance.</text:p>
      <text:p text:style-name="P5"><text:s text:c="4"/></text:p>
      <text:p text:style-name="P5"/>
      <text:p text:style-name="P5"><text:soft-page-break/>3. The Ideal Work-Life Balance Standard:</text:p>
      <text:p text:style-name="P4"><text:s text:c="8"/>◦ Debate Statement: "Should employers set and enforce specific standards for work-life balance, or is it primarily the responsibility of employees to manage this equilibrium?"</text:p>
      <text:p text:style-name="P4"><text:s text:c="8"/>◦ Points of Debate:</text:p>
      <text:p text:style-name="P4"><text:s text:c="12"/>▪ The role of workplace culture and policies in promoting a healthy work-life balance.</text:p>
      <text:p text:style-name="P4"><text:s text:c="12"/>▪ Individual preferences and differences in work-life balance expectations among employees.</text:p>
      <text:p text:style-name="P4"><text:s text:c="12"/>▪ The ethical considerations of employer interventions in employees' personal time for the sake of work efficiency.</text:p>
      <text:p text:style-name="P4"><text:s text:c="12"/>▪ Balancing productivity demands with employee well-being and mental health concerns.</text:p>
      <text:p text:style-name="P5"/>
      <text:p text:style-name="P5"/>
      <text:p text:style-name="P5">Unit 3 Creativity </text:p>
      <text:p text:style-name="P5">Structured Problem-Solving vs. Innovative Approaches:</text:p>
      <text:p text:style-name="P4"><text:s text:c="8"/>◦ Debate Statement: "Is structured problem-solving or unstructured, innovative thinking more effective in addressing complex issues?"</text:p>
      <text:p text:style-name="P4"><text:s text:c="8"/>◦ Points of Debate:</text:p>
      <text:p text:style-name="P4"><text:s text:c="12"/>▪ The efficiency of traditional problem-solving frameworks (e.g., SWOT analysis, Six Sigma) versus unconventional, out-of-the-box approaches.</text:p>
      <text:p text:style-name="P4"><text:s text:c="12"/>▪ The role of creativity in identifying problems versus the importance of methodical analysis in finding solutions.</text:p>
      <text:p text:style-name="P4"><text:s text:c="12"/>▪ Instances where structured methodologies might inhibit creativity and innovation compared to cases where they streamline problem-solving processes.</text:p>
      <text:p text:style-name="P4"><text:s text:c="12"/>▪ The adaptability of structured versus unstructured approaches across different industries and scenarios.</text:p>
      <text:p text:style-name="P5"><text:s text:c="4"/>2. Effectiveness of Brainstorming Techniques in Generating Innovative Ideas:</text:p>
      <text:p text:style-name="P4"><text:s text:c="8"/>◦ Debate Statement: "Are traditional brainstorming sessions more productive in idea generation than newer, technology-driven collaborative methods?"</text:p>
      <text:p text:style-name="P4"><text:s text:c="8"/>◦ Points of Debate:</text:p>
      <text:p text:style-name="P4"><text:s text:c="12"/>▪ The impact of technology-enabled brainstorming platforms versus in-person, face-to-face brainstorming sessions on idea quality and quantity.</text:p>
      <text:p text:style-name="P4"><text:s text:c="12"/>▪ Psychological factors influencing idea generation in group settings and the role of individual versus collective creativity.</text:p>
      <text:p text:style-name="P4"><text:s text:c="12"/>▪ Whether time constraints and pressure enhance or impede the brainstorming process in different settings.</text:p>
      <text:p text:style-name="P4"><text:s text:c="12"/>▪ The balance between structured ideation processes and free-form creativity in brainstorming sessions.</text:p>
      <text:p text:style-name="P5"><text:s text:c="4"/>3. The Nature vs. Nurture Debate in Creative Individuals:</text:p>
      <text:p text:style-name="P4"><text:s text:c="8"/>◦ Debate Statement: "Is creativity predominantly an innate trait or a skill nurtured through environmental influences and education?"</text:p>
      <text:p text:style-name="P4"><text:s text:c="8"/>◦ Points of Debate:</text:p>
      <text:p text:style-name="P4"><text:s text:c="12"/>▪ The role of genetics and biological factors in shaping an individual's creative abilities versus the impact of upbringing and societal factors.</text:p>
      <text:p text:style-name="P4"><text:s text:c="12"/>▪ The influence of education systems and societal norms in fostering or inhibiting creative expression and thinking.</text:p>
      <text:p text:style-name="P4"><text:s text:c="12"/>▪ Examples of renowned creative figures and their backgrounds: Are they products of natural talent or nurtured through experiences?</text:p>
      <text:p text:style-name="P4"><text:s text:c="12"/>▪ Whether environmental factors or inherent abilities play a more significant role in sustaining long-term creativity.</text:p>
      <text:p text:style-name="P4"/>
      <text:p text:style-name="P4"/>
      <text:p text:style-name="P4"/>
      <text:p text:style-name="P4"/>
      <text:p text:style-name="P4"/>
      <text:p text:style-name="P4"/>
      <text:p text:style-name="P4"/>
      <text:p text:style-name="P4"><text:soft-page-break/><text:span text:style-name="T3">Unit 4 – The Second Self</text:span></text:p>
      <text:p text:style-name="P5">The Right to Online Privacy vs. Data Collection for Security:</text:p>
      <text:p text:style-name="P4"><text:s text:c="8"/>◦ Debate Statement: "Should individuals sacrifice some level of online privacy for the sake of national security and crime prevention?"</text:p>
      <text:p text:style-name="P4"><text:s text:c="8"/>◦ Points of Debate:</text:p>
      <text:p text:style-name="P4"><text:s text:c="12"/>▪ The ethical implications of mass data collection by governments and private entities in the name of security.</text:p>
      <text:p text:style-name="P4"><text:s text:c="12"/>▪ Balancing individual privacy rights with the need for surveillance in preventing cyber threats and criminal activities.</text:p>
      <text:p text:style-name="P4"><text:s text:c="12"/>▪ The potential misuse of personal data collected for security purposes and its impact on civil liberties.</text:p>
      <text:p text:style-name="P4"><text:s text:c="12"/>▪ The effectiveness of privacy laws and regulations in safeguarding individuals' digital footprints while maintaining security measures.</text:p>
      <text:p text:style-name="P5"><text:s text:c="4"/>2. Combatting Misinformation: Responsibility of Platforms vs. User Accountability:</text:p>
      <text:p text:style-name="P4"><text:s text:c="8"/>◦ Debate Statement: "Is it the responsibility of social media platforms to control and filter false information, or should users take more accountability for fact-checking?"</text:p>
      <text:p text:style-name="P4"><text:s text:c="8"/>◦ Points of Debate:</text:p>
      <text:p text:style-name="P4"><text:s text:c="12"/>▪ The role of social media platforms in implementing algorithms and fact-checking mechanisms to curb the spread of misinformation.</text:p>
      <text:p text:style-name="P4"><text:s text:c="12"/>▪ Users' responsibility in verifying information before sharing it and their role in preventing the dissemination of false content.</text:p>
      <text:p text:style-name="P4"><text:s text:c="12"/>▪ The challenges and limitations of content moderation by platforms versus empowering users to discern false information.</text:p>
      <text:p text:style-name="P4"><text:s text:c="12"/>▪ The implications of heavy-handed content control on freedom of speech versus the dangers of unchecked misinformation.</text:p>
      <text:p text:style-name="P5"><text:s text:c="4"/>3. Digital Footprints: Asset or Liability in the Modern Era?</text:p>
      <text:p text:style-name="P4"><text:s text:c="8"/>◦ Debate Statement: "Are individuals' digital footprints more beneficial or detrimental to their personal and professional lives?"</text:p>
      <text:p text:style-name="P4"><text:s text:c="8"/>◦ Points of Debate:</text:p>
      <text:p text:style-name="P4"><text:s text:c="12"/>▪ The advantages of curated digital footprints in building personal brands and professional networking versus the risks of privacy invasion and cyber threats.</text:p>
      <text:p text:style-name="P4"><text:s text:c="12"/>▪ How employers and institutions perceive and utilize digital footprints in decision-making processes (e.g., hiring, admissions).</text:p>
      <text:p text:style-name="P4"><text:s text:c="12"/>▪ The long-term implications of digital footprints on personal reputation and individual autonomy.</text:p>
      <text:p text:style-name="P4"><text:s text:c="12"/>▪ Strategies for individuals to control and manage their digital footprints while maximizing the benefits and minimizing the risks.</text:p>
      <text:p text:style-name="P4"/>
      <text:p text:style-name="P5">Unit 5 - Brainpower</text:p>
      <text:p text:style-name="P5">Nature vs. Nurture: The Role of Genetics in Memory and Learning Abilities:</text:p>
      <text:p text:style-name="P4"><text:s text:c="8"/>◦ Debate Statement: "To what extent do genetics determine an individual's memory and learning capabilities compared to the impact of environmental factors?"</text:p>
      <text:p text:style-name="P4"><text:s text:c="8"/>◦ Points of Debate:</text:p>
      <text:p text:style-name="P4"><text:s text:c="12"/>▪ The influence of genetic predispositions on memory retention and learning speed versus the impact of upbringing and education.</text:p>
      <text:p text:style-name="P4"><text:s text:c="12"/>▪ Examples of familial trends in memory-related diseases or exceptional learning abilities and their correlation with genetics.</text:p>
      <text:p text:style-name="P4"><text:s text:c="12"/>▪ The potential for genetic modification or enhancement to improve memory and learning abilities versus ethical concerns.</text:p>
      <text:p text:style-name="P5"/>
      <text:p text:style-name="P5"/>
      <text:p text:style-name="P5"/>
      <text:p text:style-name="P5"/>
      <text:p text:style-name="P5"/>
      <text:p text:style-name="P5"/>
      <text:p text:style-name="P5"><text:soft-page-break/>Traditional Education vs. Modern Learning Methods:</text:p>
      <text:p text:style-name="P4"><text:s text:c="8"/>◦ Debate Statement: "Is the traditional classroom-based education system more effective in enhancing memory and learning than modern, technology-driven learning methods?"</text:p>
      <text:p text:style-name="P4"><text:s text:c="8"/>◦ Points of Debate:</text:p>
      <text:p text:style-name="P4"><text:s text:c="12"/>▪ The effectiveness of traditional methods (lecture-based learning, textbooks) compared to modern approaches (online courses, interactive learning platforms) in memory retention and knowledge acquisition.</text:p>
      <text:p text:style-name="P4"><text:s text:c="12"/>▪ The role of engagement, personalization, and adaptability in modern learning methodologies versus the structure and discipline of traditional education.</text:p>
      <text:p text:style-name="P4"><text:s text:c="12"/>▪ The impact of technological distractions and information overload on memory consolidation in modern learning environments.</text:p>
      <text:p text:style-name="P5">Memory Enhancement: Ethical Implications and Limits:</text:p>
      <text:p text:style-name="P4"><text:s text:c="4"/>• Debate Statement: "Should individuals actively seek memory enhancement techniques, and what are the ethical boundaries surrounding memory enhancement?"</text:p>
      <text:p text:style-name="P4"><text:s text:c="4"/>• Points of Debate:</text:p>
      <text:p text:style-name="P4"><text:s text:c="8"/>◦ Ethical considerations of using pharmaceuticals or cognitive enhancement technologies to improve memory and learning abilities.</text:p>
      <text:p text:style-name="P4"><text:s text:c="8"/>◦ Balancing the desire for improved memory with potential risks and side effects of memory-enhancing interventions.</text:p>
      <text:p text:style-name="P4"><text:s text:c="8"/>◦ The socioeconomic implications of unequal access to memory enhancement techniques and their impact on society.</text:p>
      <text:p text:style-name="P4"><text:s text:c="8"/>◦ Exploring non-invasive methods (e.g., meditation, mnemonic techniques) versus technological interventions for memory enhancement and their ethical considerations.</text:p>
      <text:p text:style-name="P4"/>
      <text:p text:style-name="P5">Unit 6 – Storytelling</text:p>
      <text:p text:style-name="P5">Adaptations: Film vs. Book - Which Captures the Essence of the Story Better?</text:p>
      <text:p text:style-name="P4"><text:s text:c="8"/>◦ Debate Statement: "Do film adaptations stay true to the essence of the original book, or do they often sacrifice depth for visual appeal?"</text:p>
      <text:p text:style-name="P4"><text:s text:c="8"/>◦ Points of Debate:</text:p>
      <text:p text:style-name="P4"><text:s text:c="12"/>▪ The fidelity of film adaptations to the original narrative, characters, and themes of the source material.</text:p>
      <text:p text:style-name="P4"><text:s text:c="12"/>▪ How visual storytelling can enhance or dilute the depth and complexity of the story compared to the descriptive nature of books.</text:p>
      <text:p text:style-name="P4"><text:s text:c="12"/>▪ Examples of successful adaptations that honor the essence of the book versus those that significantly diverge from the source material.</text:p>
      <text:p text:style-name="P4"><text:s text:c="12"/>▪ The impact of audience preferences and expectations on the success of book-to-film adaptations.</text:p>
      <text:p text:style-name="P5"><text:s text:c="4"/>2. The Power of Visual Storytelling: Books vs. On-Screen Narratives:</text:p>
      <text:p text:style-name="P4"><text:s text:c="8"/>◦ Debate Statement: "Does visual storytelling in films/TV series overshadow the imagination-evoking power of written narratives in books?"</text:p>
      <text:p text:style-name="P4"><text:s text:c="8"/>◦ Points of Debate:</text:p>
      <text:p text:style-name="P4"><text:s text:c="12"/>▪ The ability of written narratives to stimulate imagination and evoke personalized imagery versus the visual presentation in on-screen storytelling.</text:p>
      <text:p text:style-name="P4"><text:s text:c="12"/>▪ The impact of visual effects, cinematography, and production design on enhancing or overshadowing the storytelling in books.</text:p>
      <text:p text:style-name="P4"><text:s text:c="12"/>▪ How different mediums (books vs. on-screen) cater to diverse audience preferences and their emotional engagement with the story.</text:p>
      <text:p text:style-name="P4"><text:s text:c="12"/>▪ The potential of visual storytelling to convey nuanced emotions and subtleties compared to the depth of descriptive language in books.</text:p>
      <text:p text:style-name="P5"><text:s text:c="4"/></text:p>
      <text:p text:style-name="P5"/>
      <text:p text:style-name="P5"/>
      <text:p text:style-name="P5"/>
      <text:p text:style-name="P5"/>
      <text:p text:style-name="P5"/>
      <text:p text:style-name="P5"/>
      <text:p text:style-name="P5"><text:soft-page-break/>3. Originality vs. Adaptation: Which Reigns Supreme in Storytelling?</text:p>
      <text:p text:style-name="P4"><text:s text:c="8"/>◦ Debate Statement: "Is original storytelling more valuable than adaptations, or do adaptations contribute equally to the storytelling landscape?"</text:p>
      <text:p text:style-name="P4"><text:s text:c="8"/>◦ Points of Debate:</text:p>
      <text:p text:style-name="P4"><text:s text:c="12"/>▪ The creative merits of original stories in introducing fresh narratives and concepts versus the familiarity and audience connection in adaptations.</text:p>
      <text:p text:style-name="P4"><text:s text:c="12"/>▪ The cultural impact and relevance of adaptations in reimagining stories for contemporary audiences.</text:p>
      <text:p text:style-name="P4"><text:s text:c="12"/>▪ The risks of adaptations overshadowing originality in storytelling and hindering the creation of new narratives.</text:p>
      <text:p text:style-name="P4"><text:s text:c="12"/>▪ Balancing the demand for nostalgia through adaptations with the need for innovation in storytelling.</text:p>
      <text:p text:style-name="P4"/>
      <text:p text:style-name="P4"/>
      <text:p text:style-name="P5">Unit 7 Design Thinking</text:p>
      <text:p text:style-name="P5">Sustainable Materials: Balancing Innovation and Tradition:</text:p>
      <text:p text:style-name="P4"><text:s text:c="8"/>◦ Debate Statement: "Should designers prioritize innovative but less-tested sustainable materials over traditional, proven materials in urban design projects?"</text:p>
      <text:p text:style-name="P4"><text:s text:c="8"/>◦ Points of Debate:</text:p>
      <text:p text:style-name="P4"><text:s text:c="12"/>▪ The environmental impact and longevity of newly developed sustainable materials versus established conventional materials.</text:p>
      <text:p text:style-name="P4"><text:s text:c="12"/>▪ The role of research and development in promoting new sustainable materials and their adoption in urban design.</text:p>
      <text:p text:style-name="P4"><text:s text:c="12"/>▪ The balance between eco-friendly properties and practicality (durability, cost-effectiveness) of materials in urban development.</text:p>
      <text:p text:style-name="P4"><text:s text:c="12"/>▪ The influence of consumer demand, market trends, and governmental policies in driving the adoption of sustainable materials in construction and design.</text:p>
      <text:p text:style-name="P5"><text:s text:c="4"/>2. Urban Revitalization: Sustainable Spaces vs. Historical Preservation:</text:p>
      <text:p text:style-name="P4"><text:s text:c="8"/>◦ Debate Statement: "In urban development, should the emphasis be on creating sustainable, modern spaces or preserving historical structures?"</text:p>
      <text:p text:style-name="P4"><text:s text:c="8"/>◦ Points of Debate:</text:p>
      <text:p text:style-name="P4"><text:s text:c="12"/>▪ Balancing the need for modern, sustainable infrastructure with preserving historical, cultural landmarks and their significance.</text:p>
      <text:p text:style-name="P4"><text:s text:c="12"/>▪ The challenges of retrofitting historical buildings to meet sustainable standards while retaining their original integrity.</text:p>
      <text:p text:style-name="P4"><text:s text:c="12"/>▪ The socio-economic impact of revitalizing urban spaces through sustainable design versus preserving historical authenticity for tourism and cultural preservation.</text:p>
      <text:p text:style-name="P4"><text:s text:c="12"/>▪ The role of community engagement and public opinion in determining the direction of urban revitalization projects.</text:p>
      <text:p text:style-name="P5"><text:s text:c="4"/>3. Circular Design in Urban Planning: Feasibility and Implementation Challenges:</text:p>
      <text:p text:style-name="P4"><text:s text:c="8"/>◦ Debate Statement: "Can a circular design approach be realistically implemented in urban planning, or does it face too many logistical challenges?"</text:p>
      <text:p text:style-name="P4"><text:s text:c="8"/>◦ Points of Debate:</text:p>
      <text:p text:style-name="P4"><text:s text:c="12"/>▪ The potential benefits of circular design (reducing waste, promoting reuse) in urban planning versus the complexities of implementation.</text:p>
      <text:p text:style-name="P4"><text:s text:c="12"/>▪ Challenges in integrating circular economy principles (recycling, repurposing) into urban infrastructure and city planning.</text:p>
      <text:p text:style-name="P4"><text:s text:c="12"/>▪ The economic viability and scalability of circular design approaches in creating sustainable urban environments.</text:p>
      <text:p text:style-name="P4"><text:s text:c="12"/>▪ The balance between short-term costs and long-term benefits of adopting circular design principles in urban spaces.</text:p>
      <text:p text:style-name="P4"/>
      <text:p text:style-name="P5"/>
      <text:p text:style-name="P5"/>
      <text:p text:style-name="P5"/>
      <text:p text:style-name="P5"><text:soft-page-break/>Unit 8 – Science Fact or Fiction</text:p>
      <text:p text:style-name="P5">Future of Space Exploration: Exploration vs. Ethical Considerations:</text:p>
      <text:p text:style-name="P4"><text:s text:c="8"/>◦ Debate Statement: "Should humanity prioritize space exploration and colonization, or should resources be directed towards resolving issues on Earth due to ethical and practical considerations?"</text:p>
      <text:p text:style-name="P4"><text:s text:c="8"/>◦ Points of Debate:</text:p>
      <text:p text:style-name="P4"><text:s text:c="12"/>▪ Balancing the scientific advancements and potential for new resources from space exploration against the ethical responsibility to address pressing issues like poverty and climate change on Earth.</text:p>
      <text:p text:style-name="P4"><text:s text:c="12"/>▪ The implications of space colonization on human survival and the potential to mitigate existential risks for the species.</text:p>
      <text:p text:style-name="P4"><text:s text:c="12"/>▪ Ethical concerns surrounding the allocation of resources for space exploration while many on Earth face socio-economic hardships.</text:p>
      <text:p text:style-name="P4"><text:s text:c="12"/>▪ The role of space exploration in inspiring innovation and technological advancements that can benefit life on Earth.</text:p>
      <text:p text:style-name="P5"><text:s text:c="4"/>2. Emerging Technologies: Innovation vs. Ethical Boundaries:</text:p>
      <text:p text:style-name="P4"><text:s text:c="8"/>◦ Debate Statement: "Should there be stricter regulations on emerging technologies like AI, genetic engineering, and biotechnology to prevent ethical and societal risks, or should innovation be unrestricted to promote progress?"</text:p>
      <text:p text:style-name="P4"><text:s text:c="8"/>◦ Points of Debate:</text:p>
      <text:p text:style-name="P4"><text:s text:c="12"/>▪ Balancing the potential benefits of emerging technologies (medical advancements, AI-driven solutions) against potential ethical dilemmas (privacy breaches, inequality).</text:p>
      <text:p text:style-name="P4"><text:s text:c="12"/>▪ The role of regulations in guiding the responsible development and use of powerful technologies to minimize risks.</text:p>
      <text:p text:style-name="P4"><text:s text:c="12"/>▪ The pace of innovation versus the need for ethical frameworks and discussions surrounding the implications of these advancements.</text:p>
      <text:p text:style-name="P4"><text:s text:c="12"/>▪ The impact of unchecked technological progress on social dynamics, employment, and human rights.</text:p>
      <text:p text:style-name="P5"><text:s text:c="4"/>3. Climate Change Mitigation: Individual vs. Systemic Solutions:</text:p>
      <text:p text:style-name="P4"><text:s text:c="8"/>◦ Debate Statement: "Should the focus be on individual lifestyle changes to combat climate change, or is systemic change and government policies the key to significant impact?"</text:p>
      <text:p text:style-name="P4"><text:s text:c="8"/>◦ Points of Debate:</text:p>
      <text:p text:style-name="P4"><text:s text:c="12"/>▪ The effectiveness of individual actions (e.g., reducing carbon footprint, sustainable lifestyle choices) versus systemic changes (policy reforms, industry regulations) in addressing climate change.</text:p>
      <text:p text:style-name="P4"><text:s text:c="12"/>▪ The role of government intervention and global cooperation in implementing large-scale solutions versus the responsibility of individuals in contributing to climate action.</text:p>
      <text:p text:style-name="P4"><text:s text:c="12"/>▪ Ethical considerations regarding the distribution of responsibility between individuals and governments/corporations in combating climate change.</text:p>
      <text:p text:style-name="P4"><text:s text:c="12"/>▪ The impact of personal actions in raising awareness and influencing systemic changes in policy-making.</text:p>
      <text:p text:style-name="P4"/>
      <text:p text:style-name="P5"/>
      <text:p text:style-name="P5">Unit 9 – Body Matters</text:p>
      <text:p text:style-name="P5">The Superiority of Human Senses: Perception and Reality:</text:p>
      <text:p text:style-name="P4"><text:s text:c="8"/>◦ Debate Statement: "Are human senses inherently superior to those of animals, or do animals possess certain sensory abilities that surpass human capabilities?"</text:p>
      <text:p text:style-name="P4"><text:s text:c="8"/>◦ Points of Debate:</text:p>
      <text:p text:style-name="P4"><text:s text:c="12"/>▪ Comparing the range, sensitivity, and accuracy of human senses (sight, hearing, taste, touch, smell) to those of various animals across different species.</text:p>
      <text:p text:style-name="P4"><text:s text:c="12"/>▪ Exploring animal senses that excel beyond human capabilities (e.g., echolocation in bats, keen sense of smell in dogs) and their evolutionary advantages.</text:p>
      <text:p text:style-name="P4"><text:s text:c="12"/>▪ Considering the broader spectrum of sensory perceptions in animals and how they might experience the world differently compared to humans.</text:p>
      <text:p text:style-name="P4"><text:s text:c="12"/>▪ The implications of superior animal senses in specific tasks (e.g., hunting, navigation) compared to human reliance on technology to compensate for sensory limitations.</text:p>
      <text:p text:style-name="P5"><text:s text:c="3"/></text:p>
      <text:p text:style-name="P5"><text:soft-page-break/><text:s/>2. Perception Bias: Variability in Sensory Experience Between Humans:</text:p>
      <text:p text:style-name="P4"><text:s text:c="8"/>◦ Debate Statement: "To what extent do individual differences in human sensory perceptions impact our understanding and interpretation of the world?"</text:p>
      <text:p text:style-name="P4"><text:s text:c="8"/>◦ Points of Debate:</text:p>
      <text:p text:style-name="P4"><text:s text:c="12"/>▪ Examining how individual variations in sensory perception (e.g., color perception, taste sensitivity) affect personal experiences and interactions with the environment.</text:p>
      <text:p text:style-name="P4"><text:s text:c="12"/>▪ The role of cultural and environmental factors in shaping and influencing sensory perceptions among different human populations.</text:p>
      <text:p text:style-name="P4"><text:s text:c="12"/>▪ Discussing conditions such as synesthesia or sensory processing disorders and their implications for understanding sensory perception diversity.</text:p>
      <text:p text:style-name="P4"><text:s text:c="12"/>▪ The extent to which technological advancements (e.g., augmented reality, sensory prosthetics) can modify or enhance human sensory experiences.</text:p>
      <text:p text:style-name="P5"><text:s text:c="4"/>3. The Evolution of Sensory Adaptations: Survival and Evolutionary Advantage:</text:p>
      <text:p text:style-name="P4"><text:s text:c="8"/>◦ Debate Statement: "How have</text:p>
      <text:p text:style-name="P4">evolutionary adaptations in sensory perception contributed to the survival and success of humans and animals in different environments?"</text:p>
      <text:p text:style-name="P4"><text:s text:c="4"/>• Points of Debate:</text:p>
      <text:p text:style-name="P4"><text:s text:c="8"/>◦ Exploring the evolutionary basis of sensory adaptations in various species and how they've enhanced survival (e.g., nocturnal vision, acute hearing).</text:p>
      <text:p text:style-name="P4"><text:s text:c="8"/>◦ Comparing the role of sensory adaptations in human evolution (e.g., depth perception, color vision) to those of other animals and their ecological niches.</text:p>
      <text:p text:style-name="P4"><text:s text:c="8"/>◦ Discussing the impact of environmental changes on sensory adaptations and their relevance in contemporary human and animal habitats.</text:p>
      <text:p text:style-name="P4"><text:s text:c="8"/>◦ Ethical considerations of manipulating or enhancing sensory capabilities through technological interventions in humans or animals.</text:p>
      <text:p text:style-name="P4"/>
      <text:p text:style-name="P5">Unit 10 – Keep It Legal</text:p>
      <text:p text:style-name="P5">Punishment vs. Rehabilitation:</text:p>
      <text:p text:style-name="P4"><text:s text:c="8"/>◦ Debate Statement: "Should the criminal justice system prioritize punishment or rehabilitation for offenders?"</text:p>
      <text:p text:style-name="P4"><text:s text:c="8"/>◦ Points of Debate:</text:p>
      <text:p text:style-name="P4"><text:s text:c="12"/>▪ The effectiveness of punitive measures (e.g., incarceration, capital punishment) in deterring crime versus the potential for rehabilitation programs to reduce recidivism.</text:p>
      <text:p text:style-name="P4"><text:s text:c="12"/>▪ Ethical considerations of punishment-based systems in contrast to restorative justice models that focus on repairing harm and reintegrating offenders into society.</text:p>
      <text:p text:style-name="P4"><text:s text:c="12"/>▪ The impact of societal attitudes and public opinion on the balance between punishment and rehabilitation in criminal justice policies.</text:p>
      <text:p text:style-name="P4"><text:s text:c="12"/>▪ Economic implications of investing in rehabilitation programs compared to the costs associated with long-term incarceration.</text:p>
      <text:p text:style-name="P4"><text:s/><text:span text:style-name="T3"><text:s text:c="3"/>2. Technology and Law Enforcement: Privacy vs. Security:</text:span></text:p>
      <text:p text:style-name="P4"><text:s text:c="8"/>◦ Debate Statement: "Do the benefits of using advanced technology in law enforcement justify potential intrusions on privacy?"</text:p>
      <text:p text:style-name="P4"><text:s text:c="8"/>◦ Points of Debate:</text:p>
      <text:p text:style-name="P4"><text:s text:c="12"/>▪ Balancing the advantages of surveillance technologies (e.g., facial recognition, data analysis) in crime prevention against concerns about privacy violations and civil liberties.</text:p>
      <text:p text:style-name="P4"><text:s text:c="12"/>▪ The need for regulations and oversight to ensure responsible use of technology in law enforcement and protection of individual rights.</text:p>
      <text:p text:style-name="P4"><text:s text:c="12"/>▪ Examples of successful crime prevention through technology versus instances of abuse or overreach leading to violations of privacy.</text:p>
      <text:p text:style-name="P4"><text:s text:c="12"/>▪ The evolving nature of privacy concerns in the digital age and the implications for law enforcement practices.</text:p>
      <text:p text:style-name="P5"><text:s text:c="4"/></text:p>
      <text:p text:style-name="P5"/>
      <text:p text:style-name="P5"><text:soft-page-break/>3. Legalization of Controversial Activities:</text:p>
      <text:p text:style-name="P4"><text:s text:c="8"/>◦ Debate Statement: "Should controversial activities such as drug legalization be considered as viable approaches to reducing crime?"</text:p>
      <text:p text:style-name="P4"><text:s text:c="8"/>◦ Points of Debate:</text:p>
      <text:p text:style-name="P4"><text:s text:c="12"/>▪ Examining the potential benefits and drawbacks of legalizing or decriminalizing certain activities in reducing associated crime rates and improving public health.</text:p>
      <text:p text:style-name="P4"><text:s text:c="12"/>▪ Ethical considerations surrounding the regulation and control of controversial activities versus their continued criminalization.</text:p>
      <text:p text:style-name="P4"><text:s text:c="12"/>▪ The impact of legal frameworks on marginalized communities engaged in such activities and their access to support services and legal protections.</text:p>
      <text:p text:style-name="P4"><text:s text:c="12"/>▪ Comparative analyses of jurisdictions that have implemented legalization or decriminalization policies and their effects on crime rates and societal well-being.</text:p>
      <text:p text:style-name="P4"/>
      <text:p text:style-name="P5">Unit 11 – Hungry Consumers</text:p>
      <text:p text:style-name="P5">Consumerism: Sustainable Consumption vs. Economic Growth:</text:p>
      <text:p text:style-name="P4"><text:s text:c="8"/>◦ Debate Statement: "Should consumerism be redefined towards sustainable consumption, even if it means slower economic growth?"</text:p>
      <text:p text:style-name="P4"><text:s text:c="8"/>◦ Points of Debate:</text:p>
      <text:p text:style-name="P4"><text:s text:c="12"/>▪ The impact of consumerism on environmental sustainability and the trade-offs between economic growth and ecological well-being.</text:p>
      <text:p text:style-name="P4"><text:s text:c="12"/>▪ The role of consumer behavior in promoting sustainable practices versus the need for continuous economic growth driven by consumption.</text:p>
      <text:p text:style-name="P4"><text:s text:c="12"/>▪ Exploring alternative economic models that prioritize well-being and quality of life over relentless consumerism and GDP growth.</text:p>
      <text:p text:style-name="P4"><text:s text:c="12"/>▪ The societal and economic implications of shifting towards a more sustainable consumption-driven economy.</text:p>
      <text:p text:style-name="P5"><text:s text:c="4"/>2. The Psychology of Spending: Personal Fulfillment vs. Materialism:</text:p>
      <text:p text:style-name="P5"><text:s text:c="8"/>◦ Debate Statement: "Is consumer spending primarily driven by personal fulfillment and necessity or by materialistic aspirations?"</text:p>
      <text:p text:style-name="P4"><text:s text:c="8"/>◦ Points of Debate:</text:p>
      <text:p text:style-name="P4"><text:s text:c="12"/>▪ Examining the psychological factors influencing consumer behavior, including the pursuit of self-identity, social status, and hedonic desires.</text:p>
      <text:p text:style-name="P4"><text:s text:c="12"/>▪ The impact of advertising, marketing, and societal pressures on fostering materialistic values and influencing spending habits.</text:p>
      <text:p text:style-name="P4"><text:s text:c="12"/>▪ Exploring the concept of mindful consumption and its potential to foster satisfaction through experiences rather than material possessions.</text:p>
      <text:p text:style-name="P4"><text:s text:c="12"/>▪ The ethical considerations of consumerism and its effect on mental well-being, social relationships, and personal values.</text:p>
      <text:p text:style-name="P5"><text:s text:c="4"/>3. The Impact of Globalization on Consumer Choices: Local vs. Global Products:</text:p>
      <text:p text:style-name="P4"><text:s text:c="8"/>◦ Debate Statement: "Should consumers prioritize buying local products to support local economies, or embrace global products for variety and competitiveness?"</text:p>
      <text:p text:style-name="P4"><text:s text:c="8"/>◦ Points of Debate:</text:p>
      <text:p text:style-name="P4"><text:s text:c="12"/>▪ Balancing the benefits of supporting local economies through purchasing local products versus the diversity and affordability offered by global markets.</text:p>
      <text:p text:style-name="P4"><text:s text:c="12"/>▪ The environmental and social implications of global production and distribution networks compared to the ecological benefits of buying local.</text:p>
      <text:p text:style-name="P4"><text:s text:c="12"/>▪ Ethical considerations surrounding fair trade practices, labor conditions, and sustainability in both local and global supply chains.</text:p>
      <text:p text:style-name="P4"><text:s text:c="12"/>▪ The role of consumer education and awareness in making informed choices that balance local support with global accessibility.</text:p>
      <text:p text:style-name="P4"/>
      <text:p text:style-name="P5"/>
      <text:p text:style-name="P5"/>
      <text:p text:style-name="P5"><text:soft-page-break/>Unit 12 – Point of Views</text:p>
      <text:p text:style-name="P5">Preservation vs. Commercialization of Extraordinary Places:</text:p>
      <text:p text:style-name="P4"><text:s text:c="8"/>◦ Debate Statement: "Should extraordinary natural or cultural landmarks be preserved solely for conservation purposes or developed for tourism and economic gain?"</text:p>
      <text:p text:style-name="P4"><text:s text:c="8"/>◦ Points of Debate:</text:p>
      <text:p text:style-name="P4"><text:s text:c="12"/>▪ Balancing the preservation of natural wonders or historical sites to maintain their ecological or cultural significance against leveraging them for tourism and economic growth.</text:p>
      <text:p text:style-name="P4"><text:s text:c="12"/>▪ The ethical considerations of sustainable tourism practices that promote responsible visitor engagement while preserving the integrity of extraordinary places.</text:p>
      <text:p text:style-name="P4"><text:s text:c="12"/>▪ The impact of tourism on local communities, the environment, and indigenous cultures in areas surrounding extraordinary places.</text:p>
      <text:p text:style-name="P4"><text:s text:c="12"/>▪ Strategies for managing tourism to strike a balance between economic benefits and conservation efforts for extraordinary places.</text:p>
      <text:p text:style-name="P5"><text:s text:c="4"/>2. Tourism: Authentic Experience vs. Impact of Mass Tourism:</text:p>
      <text:p text:style-name="P4"><text:s text:c="8"/>◦ Debate Statement: "Does mass tourism compromise the authenticity and cultural integrity of extraordinary places, or does it facilitate cultural exchange and understanding?"</text:p>
      <text:p text:style-name="P4"><text:s text:c="8"/>◦ Points of Debate:</text:p>
      <text:p text:style-name="P4"><text:s text:c="12"/>▪ The effects of mass tourism on the preservation of local traditions, heritage, and cultural identity in extraordinary places.</text:p>
      <text:p text:style-name="P4"><text:s text:c="12"/>▪ Exploring how tourism can foster intercultural understanding and appreciation versus the potential for cultural commodification and loss of authenticity.</text:p>
      <text:p text:style-name="P4"><text:s text:c="12"/>▪ The ethical implications of responsible tourism practices that respect local customs and minimize negative impacts on local communities.</text:p>
      <text:p text:style-name="P4"><text:s text:c="12"/>▪ Strategies for promoting sustainable and community-based tourism that values authenticity while still catering to visitor interests.</text:p>
      <text:p text:style-name="P5"><text:s text:c="4"/>3. Perspectives on Access to Extraordinary Places: Local vs. Global Views:</text:p>
      <text:p text:style-name="P4"><text:s text:c="8"/>◦ Debate Statement: "How should access to extraordinary places be managed to balance local needs and global interests?"</text:p>
      <text:p text:style-name="P4"><text:s text:c="8"/>◦ Points of Debate:</text:p>
      <text:p text:style-name="P4"><text:s text:c="12"/>▪ Considering the rights and needs of local communities versus the interests and expectations of global travelers in accessing extraordinary places.</text:p>
      <text:p text:style-name="P4"><text:s text:c="12"/>▪ The role of government policies and regulations in managing access to ensure both local benefit and responsible global enjoyment.</text:p>
      <text:p text:style-name="P4"><text:s text:c="12"/>▪ Ethical considerations surrounding the commodification of extraordinary places and the implications for local cultural and environmental sustainability.</text:p>
      <text:p text:style-name="P4"><text:s text:c="12"/>▪ Strategies for inclusive management that prioritize the needs of local communities while welcoming responsible global visitors.</text:p>
      <text:p text:style-name="P3"/>
      <text:p text:style-name="P3"/>
      <text:p text:style-name="P3">Socratic Questions:</text:p>
      <text:p text:style-name="P12"><text:span text:style-name="Strong_20_Emphasis"><text:span text:style-name="T2">"What are the primary arguments advocating for and against traditional grammar instruction as highlighted in the article?"</text:span></text:span></text:p>
      <text:p text:style-name="P12"><text:span text:style-name="Strong_20_Emphasis"><text:span text:style-name="T2">"How might these divergent perspectives influence our approach to teaching grammar to younger students?"</text:span></text:span></text:p>
      <text:p text:style-name="P12"><text:span text:style-name="Strong_20_Emphasis"><text:span text:style-name="T2">"Is there potential common ground between these contrasting viewpoints for the effective instruction of grammar?"</text:span></text:span></text:p>
      <text:p text:style-name="P3"/>
      <text:p text:style-name="P3"/>
      <text:p text:style-name="P3"/>
      <text:p text:style-name="P3"><text:soft-page-break/></text:p>
      <text:p text:style-name="P3"/>
      <text:p text:style-name="P3"/>
      <text:p text:style-name="P3"/>
      <text:p text:style-name="P3"/>
      <text:p text:style-name="P3"/>
      <text:p text:style-name="P3"/>
      <text:h text:style-name="P2" text:outline-level="3"><text:span text:style-name="T5">Rubric for Assessing Presentation and Defense of Positions</text:span></text:h>
      <table:table table:name="Table2" table:style-name="Table2">
        <table:table-column table:style-name="Table2.A" table:number-columns-repeated="5"/>
        <table:table-row>
          <table:table-cell table:style-name="Table2.A1" office:value-type="string">
            <text:p text:style-name="P11">Criteria</text:p>
          </table:table-cell>
          <table:table-cell table:style-name="Table2.A1" office:value-type="string">
            <text:p text:style-name="P11">Excellent (5)</text:p>
          </table:table-cell>
          <table:table-cell table:style-name="Table2.A1" office:value-type="string">
            <text:p text:style-name="P11">Good (3-4)</text:p>
          </table:table-cell>
          <table:table-cell table:style-name="Table2.A1" office:value-type="string">
            <text:p text:style-name="P11">Fair (1-2)</text:p>
          </table:table-cell>
          <table:table-cell table:style-name="Table2.E1" office:value-type="string">
            <text:p text:style-name="P11">Poor (0)</text:p>
          </table:table-cell>
        </table:table-row>
        <table:table-row>
          <table:table-cell table:style-name="Table2.A2" office:value-type="string">
            <text:p text:style-name="Table_20_Contents"><text:span text:style-name="Strong_20_Emphasis"><text:span text:style-name="T4">Clarity of Position</text:span></text:span></text:p>
          </table:table-cell>
          <table:table-cell table:style-name="Table2.A2" office:value-type="string">
            <text:p text:style-name="P10">Clearly states and articulates a well-defined position on the topic with a strong thesis statement.</text:p>
          </table:table-cell>
          <table:table-cell table:style-name="Table2.A2" office:value-type="string">
            <text:p text:style-name="P10">Presents a defined position but lacks clarity or depth in explaining the argument.</text:p>
          </table:table-cell>
          <table:table-cell table:style-name="Table2.A2" office:value-type="string">
            <text:p text:style-name="P10">Position is unclear or poorly articulated, making it difficult to understand.</text:p>
          </table:table-cell>
          <table:table-cell table:style-name="Table2.E2" office:value-type="string">
            <text:p text:style-name="P10">Does not present a coherent or identifiable position.</text:p>
          </table:table-cell>
        </table:table-row>
        <table:table-row>
          <table:table-cell table:style-name="Table2.A2" office:value-type="string">
            <text:p text:style-name="Table_20_Contents"><text:span text:style-name="Strong_20_Emphasis"><text:span text:style-name="T4">Use of Evidence and Examples</text:span></text:span></text:p>
          </table:table-cell>
          <table:table-cell table:style-name="Table2.A2" office:value-type="string">
            <text:p text:style-name="P10">Provides compelling and relevant evidence, statistics, and examples that effectively support the position.</text:p>
          </table:table-cell>
          <table:table-cell table:style-name="Table2.A2" office:value-type="string">
            <text:p text:style-name="P10">Uses some relevant evidence and examples to support the position but lacks depth or clarity.</text:p>
          </table:table-cell>
          <table:table-cell table:style-name="Table2.A2" office:value-type="string">
            <text:p text:style-name="P10">Evidence and examples provided are insufficient or weakly tied to the argument.</text:p>
          </table:table-cell>
          <table:table-cell table:style-name="Table2.E2" office:value-type="string">
            <text:p text:style-name="P10">Fails to provide any substantial evidence or examples.</text:p>
          </table:table-cell>
        </table:table-row>
        <table:table-row>
          <table:table-cell table:style-name="Table2.A2" office:value-type="string">
            <text:p text:style-name="Table_20_Contents"><text:span text:style-name="Strong_20_Emphasis"><text:span text:style-name="T4">Logical Reasoning and Analysis</text:span></text:span></text:p>
          </table:table-cell>
          <table:table-cell table:style-name="Table2.A2" office:value-type="string">
            <text:p text:style-name="P10">Demonstrates logical reasoning, critical thinking, and analysis to justify and defend the position.</text:p>
          </table:table-cell>
          <table:table-cell table:style-name="Table2.A2" office:value-type="string">
            <text:p text:style-name="P10">Presents some logical reasoning but lacks thorough analysis or depth in defending the position.</text:p>
          </table:table-cell>
          <table:table-cell table:style-name="Table2.A2" office:value-type="string">
            <text:p text:style-name="P10">Shows limited logical reasoning and analysis in supporting the position.</text:p>
          </table:table-cell>
          <table:table-cell table:style-name="Table2.E2" office:value-type="string">
            <text:p text:style-name="P10">Lacks logical reasoning and coherent analysis.</text:p>
          </table:table-cell>
        </table:table-row>
        <table:table-row>
          <table:table-cell table:style-name="Table2.A2" office:value-type="string">
            <text:p text:style-name="Table_20_Contents"><text:span text:style-name="Strong_20_Emphasis"><text:span text:style-name="T4">Engagement and Delivery</text:span></text:span></text:p>
          </table:table-cell>
          <table:table-cell table:style-name="Table2.A2" office:value-type="string">
            <text:p text:style-name="P10">Engages the audience with a confident and clear delivery, maintaining eye contact, using appropriate tone and body language.</text:p>
          </table:table-cell>
          <table:table-cell table:style-name="Table2.A2" office:value-type="string">
            <text:p text:style-name="P10">Engages reasonably well but may lack consistency or confidence in delivery.</text:p>
          </table:table-cell>
          <table:table-cell table:style-name="Table2.A2" office:value-type="string">
            <text:p text:style-name="P10">Engagement with the audience is limited, lacks confidence, or struggles to maintain attention.</text:p>
          </table:table-cell>
          <table:table-cell table:style-name="Table2.E2" office:value-type="string">
            <text:p text:style-name="P10">Does not engage the audience, lacks clarity in delivery, and shows discomfort in presenting.</text:p>
          </table:table-cell>
        </table:table-row>
        <table:table-row>
          <table:table-cell table:style-name="Table2.A2" office:value-type="string">
            <text:p text:style-name="Table_20_Contents"><text:span text:style-name="Strong_20_Emphasis"><text:span text:style-name="T4">Counterarguments and Rebuttals</text:span></text:span></text:p>
          </table:table-cell>
          <table:table-cell table:style-name="Table2.A2" office:value-type="string">
            <text:p text:style-name="P10">Anticipates and effectively addresses potential counterarguments, providing strong rebuttals.</text:p>
          </table:table-cell>
          <table:table-cell table:style-name="Table2.A2" office:value-type="string">
            <text:p text:style-name="P10">Acknowledges some counterarguments but may lack depth or effective rebuttals.</text:p>
          </table:table-cell>
          <table:table-cell table:style-name="Table2.A2" office:value-type="string">
            <text:p text:style-name="P10">Fails to address counterarguments adequately or provide convincing rebuttals.</text:p>
          </table:table-cell>
          <table:table-cell table:style-name="Table2.E2" office:value-type="string">
            <text:p text:style-name="P10">Ignores counterarguments or fails to offer any rebuttals.</text:p>
          </table:table-cell>
        </table:table-row>
        <table:table-row>
          <table:table-cell table:style-name="Table2.A2" office:value-type="string">
            <text:p text:style-name="Table_20_Contents"><text:span text:style-name="Strong_20_Emphasis"><text:span text:style-name="T4">Overall Structure and Organization</text:span></text:span></text:p>
          </table:table-cell>
          <table:table-cell table:style-name="Table2.A2" office:value-type="string">
            <text:p text:style-name="P10">Well-structured presentation with a clear introduction, coherent body, and conclusive summary. Transitions smoothly between ideas.</text:p>
          </table:table-cell>
          <table:table-cell table:style-name="Table2.A2" office:value-type="string">
            <text:p text:style-name="P10">Generally well-organized with an introduction, body, and conclusion but may lack smooth transitions or coherence.</text:p>
          </table:table-cell>
          <table:table-cell table:style-name="Table2.A2" office:value-type="string">
            <text:p text:style-name="P10">Structure is weak, lacking clear organization, transitions, or coherence in presentation.</text:p>
          </table:table-cell>
          <table:table-cell table:style-name="Table2.E2" office:value-type="string">
            <text:p text:style-name="P10">Poorly structured with unclear or absent introduction, body, or conclusion. Lacks coherence.</text:p>
          </table:table-cell>
        </table:table-row>
        <table:table-row>
          <table:table-cell table:style-name="Table2.A2" office:value-type="string">
            <text:p text:style-name="Table_20_Contents"><text:span text:style-name="Strong_20_Emphasis"><text:span text:style-name="T4">Time Management</text:span></text:span></text:p>
          </table:table-cell>
          <table:table-cell table:style-name="Table2.A2" office:value-type="string">
            <text:p text:style-name="P10">Effectively manages time, utilizing the allocated time to cover the topic <text:soft-page-break/>comprehensively without rushing or exceeding the time limit.</text:p>
          </table:table-cell>
          <table:table-cell table:style-name="Table2.A2" office:value-type="string">
            <text:p text:style-name="P10">Mostly manages time well but may rush certain aspects or run slightly over/under <text:soft-page-break/>the time limit.</text:p>
          </table:table-cell>
          <table:table-cell table:style-name="Table2.A2" office:value-type="string">
            <text:p text:style-name="P10">Poor time management, rushes through parts or significantly <text:soft-page-break/>exceeds/underuses the allotted time.</text:p>
          </table:table-cell>
          <table:table-cell table:style-name="Table2.E2" office:value-type="string">
            <text:p text:style-name="P10">Severe issues with time management, leading to incomplete presentation or <text:soft-page-break/>excessive over/underuse of time.</text:p>
          </table:table-cell>
        </table:table-row>
      </table:table>
      <text:p text:style-name="Text_20_body"/>
      <text:p text:style-name="Text_20_body"/>
      <text:p text:style-name="Text_20_body"/>
      <text:p text:style-name="P14">Grammar Teaching Presentation Overview:</text:p>
      <text:p text:style-name="P14">Task Description:</text:p>
      <text:p text:style-name="P14"><text:span text:style-name="T2">In pairs, your task is to prepare and deliver a comprehensive grammar lesson to a younger audience based on one of the 24 grammar lessons covered in this course. Your aim is to select a specific grammar point, thoroughly comprehend it, and design a lesson plan for a teaching duration of 15-20 minutes.</text:span></text:p>
      <text:p text:style-name="P14">Presentation Components:</text:p>
      <text:p text:style-name="P14">Grammar Point Selection:</text:p>
      <text:p text:style-name="P15">Choose one grammar concept from the list of 24 covered in the course.</text:p>
      <text:p text:style-name="P14">Understanding and Preparation:</text:p>
      <text:p text:style-name="P15">Develop a profound understanding of the chosen grammar point, ensuring clarity and mastery.</text:p>
      <text:p text:style-name="P15">Thoroughly comprehend the rules, usage, and application of the selected grammar concept.</text:p>
      <text:p text:style-name="P14">Lesson Planning:</text:p>
      <text:p text:style-name="P15">Construct a comprehensive lesson plan with clear objectives for the younger audience.</text:p>
      <text:p text:style-name="P15">Include engaging activities, exercises, and interactive elements to reinforce the understanding of the grammar point.</text:p>
      <text:p text:style-name="P14">Teaching Duration:</text:p>
      <text:p text:style-name="P15">Prepare a teaching session lasting between 15-20 minutes, ensuring it covers the essential aspects of the grammar lesson effectively within the designated time frame.</text:p>
      <text:p text:style-name="P14">Lesson Plan Components:</text:p>
      <text:p text:style-name="P14">Objective: <text:span text:style-name="T2">Clearly define the aim and purpose of the lesson for the younger audience.</text:span></text:p>
      <text:p text:style-name="P14">Activities and Exercises: <text:span text:style-name="T2">Create engaging and age-appropriate activities that allow interactive learning and reinforce the understanding of the grammar point.</text:span></text:p>
      <text:p text:style-name="P14">Evaluation Criteria:</text:p>
      <text:p text:style-name="P14">Lesson Plan: <text:span text:style-name="T2">Clear objectives and outcomes, appropriate teaching aids, engaging activities</text:span></text:p>
      <text:p text:style-name="P14">Teaching Effectiveness:<text:span text:style-name="T2"> Clarity of explanations, engagement of students, classroom management</text:span></text:p>
      <text:p text:style-name="P14">Accuracy of Grammar Explanations: <text:span text:style-name="T2">Accuracy of grammar explanations, use of examples and illustrations</text:span></text:p>
      <text:p text:style-name="P15">Note:</text:p>
      <text:p text:style-name="P15"><text:soft-page-break/>Collaborate effectively with your partner to ensure a cohesive and engaging teaching session.</text:p>
      <text:p text:style-name="P15">Practice and refine your lesson plan beforehand to ensure a smooth delivery and maximum comprehension for the younger audience.</text:p>
      <text:p text:style-name="P15"/>
      <text:p text:style-name="P12">1. Define Relative Clauses pg. 7</text:p>
      <text:p text:style-name="P12">2. Subject – Verb Agreement pg. 13</text:p>
      <text:p text:style-name="P12">3. Dynamic and Stative Verbs pg. 21</text:p>
      <text:p text:style-name="P12">4. Get / Have / Need + Someone / Something pg. 27</text:p>
      <text:p text:style-name="P12">5. Suggesting, expressing opinion and giving advice pg. 35</text:p>
      <text:p text:style-name="P12">6. Ability in the past pg. 41</text:p>
      <text:p text:style-name="P12">7. Wish / If only (present and past) pg. 51</text:p>
      <text:p text:style-name="P12">8. Past Unreal Conditionals pg. 57</text:p>
      <text:p text:style-name="P12">9. Past Habits: Used to and Would pg. 65</text:p>
      <text:p text:style-name="P12">10. Verbs + -ing or infinitive pg. 71</text:p>
      <text:p text:style-name="P12">11. Adverbs pg. 78</text:p>
      <text:p text:style-name="P12">12. Narrative Tenses pg. 85</text:p>
      <text:p text:style-name="P12">13. The Passive 1 (Tenses and Modals) pg. 95</text:p>
      <text:p text:style-name="P12">14. The Passive 2 (Reporting, infinitive, -ing) pg. 101</text:p>
      <text:p text:style-name="P12">15. Future Forms with Will pg. 109</text:p>
      <text:p text:style-name="P12">16. Connectors; Reason, Result, and Purpose pg. 115</text:p>
      <text:p text:style-name="P12">17. Comparative Forms (with Adj &amp; Adv) pg. 123</text:p>
      <text:p text:style-name="P12">18. Modifying Comparative Forms pg. 129</text:p>
      <text:p text:style-name="P12">19. Modal Verbs for Certainty and Possibility pg. 139</text:p>
      <text:p text:style-name="P12">20. Reported Speech pg. 145</text:p>
      <text:p text:style-name="P12">21. Negative &amp; Embedded Questions pg. 153</text:p>
      <text:p text:style-name="P12">22. Question Tags pg. 159</text:p>
      <text:p text:style-name="P12">23. Determiners pg. 167</text:p>
      <text:p text:style-name="P12">24. Cleft Sentences pg. 173</text:p>
      <text:p text:style-name="P12"/>
      <text:p text:style-name="P12"/>
      <text:h text:style-name="P1" text:outline-level="3"><text:soft-page-break/></text:h>
      <text:p text:style-name="P12"/>
      <text:p text:style-name="P12"/>
      <text:p text:style-name="P12"/>
      <text:h text:style-name="P1" text:outline-level="3">Grammar Teaching Assessment Rubric</text:h>
      <table:table table:name="Table3" table:style-name="Table3">
        <table:table-column table:style-name="Table3.A" table:number-columns-repeated="5"/>
        <table:table-row>
          <table:table-cell table:style-name="Table3.A1" office:value-type="string">
            <text:p text:style-name="Table_20_Heading">Criteria</text:p>
          </table:table-cell>
          <table:table-cell table:style-name="Table3.A1" office:value-type="string">
            <text:p text:style-name="Table_20_Heading">Excellent (4)</text:p>
          </table:table-cell>
          <table:table-cell table:style-name="Table3.A1" office:value-type="string">
            <text:p text:style-name="Table_20_Heading">Good (3)</text:p>
          </table:table-cell>
          <table:table-cell table:style-name="Table3.A1" office:value-type="string">
            <text:p text:style-name="Table_20_Heading">Fair (2)</text:p>
          </table:table-cell>
          <table:table-cell table:style-name="Table3.E1" office:value-type="string">
            <text:p text:style-name="Table_20_Heading">Needs Improvement (1)</text:p>
          </table:table-cell>
        </table:table-row>
        <table:table-row>
          <table:table-cell table:style-name="Table3.A2" office:value-type="string">
            <text:p text:style-name="P8">Lesson Plan</text:p>
            <text:p text:style-name="P7">Clear objectives and outcomes, appropriate teaching aids, engaging activities</text:p>
          </table:table-cell>
          <table:table-cell table:style-name="Table3.A2" office:value-type="string">
            <text:p text:style-name="Table_20_Contents">Clear and well-defined</text:p>
            <text:p text:style-name="P7">Varied, effective and well-integrated, highly engaging and interactive</text:p>
          </table:table-cell>
          <table:table-cell table:style-name="Table3.A2" office:value-type="string">
            <text:p text:style-name="Table_20_Contents">Mostly clear and defined</text:p>
            <text:p text:style-name="Table_20_Contents">Mostly effective and</text:p>
            <text:p text:style-name="Table_20_Contents">adequate integration</text:p>
            <text:p text:style-name="Table_20_Contents">Mostly engaging</text:p>
            <text:p text:style-name="Table_20_Contents">and interactive</text:p>
          </table:table-cell>
          <table:table-cell table:style-name="Table3.A2" office:value-type="string">
            <text:p text:style-name="Table_20_Contents">Somewhat clear</text:p>
            <text:p text:style-name="Table_20_Contents">Limited effectiveness or</text:p>
            <text:p text:style-name="Table_20_Contents">inadequately integrated</text:p>
            <text:p text:style-name="Table_20_Contents">Somewhat engaging</text:p>
            <text:p text:style-name="Table_20_Contents">but limited interaction</text:p>
          </table:table-cell>
          <table:table-cell table:style-name="Table3.E2" office:value-type="string">
            <text:p text:style-name="Table_20_Contents">Objectives unclear or absent</text:p>
            <text:p text:style-name="Table_20_Contents">Inadequate or no use of aids</text:p>
            <text:p text:style-name="Table_20_Contents"/>
            <text:p text:style-name="Table_20_Contents">Not engaging</text:p>
            <text:p text:style-name="Table_20_Contents"/>
            <text:p text:style-name="Table_20_Contents"/>
          </table:table-cell>
        </table:table-row>
        <table:table-row>
          <table:table-cell table:style-name="Table3.A2" office:value-type="string">
            <text:p text:style-name="P8">Teaching Effectiveness</text:p>
            <text:p text:style-name="P9">- Clarity of explanations</text:p>
            <text:p text:style-name="P9">- Engagement of students</text:p>
            <text:p text:style-name="P9">- Classroom management</text:p>
          </table:table-cell>
          <table:table-cell table:style-name="Table3.A2" office:value-type="string">
            <text:p text:style-name="Table_20_Contents">Clear, concise, and</text:p>
            <text:p text:style-name="Table_20_Contents">Actively engaged and</text:p>
            <text:p text:style-name="Table_20_Contents">Excellent control and</text:p>
            <text:p text:style-name="Table_20_Contents">guidance</text:p>
          </table:table-cell>
          <table:table-cell table:style-name="Table3.A2" office:value-type="string">
            <text:p text:style-name="Table_20_Contents">Mostly clear and concise</text:p>
            <text:p text:style-name="Table_20_Contents">Mostly engaged students</text:p>
            <text:p text:style-name="Table_20_Contents">Mostly effective control</text:p>
            <text:p text:style-name="Table_20_Contents">and guidance</text:p>
          </table:table-cell>
          <table:table-cell table:style-name="Table3.A2" office:value-type="string">
            <text:p text:style-name="Table_20_Contents">Somewhat clear but lacking</text:p>
            <text:p text:style-name="Table_20_Contents">Partial engagement</text:p>
            <text:p text:style-name="Table_20_Contents">Partially effective</text:p>
            <text:p text:style-name="Table_20_Contents">control and guidance</text:p>
          </table:table-cell>
          <table:table-cell table:style-name="Table3.E2" office:value-type="string">
            <text:p text:style-name="Table_20_Contents">Unclear or confusing</text:p>
            <text:p text:style-name="Table_20_Contents">Limited or no engagement</text:p>
            <text:p text:style-name="Table_20_Contents">Ineffective or no control</text:p>
          </table:table-cell>
        </table:table-row>
        <table:table-row>
          <table:table-cell table:style-name="Table3.A2" office:value-type="string">
            <text:p text:style-name="P8">Accuracy of Grammar Explanations</text:p>
            <text:p text:style-name="P7">- Accuracy of grammar explanations</text:p>
            <text:p text:style-name="P7">- Use of examples and illustrations</text:p>
          </table:table-cell>
          <table:table-cell table:style-name="Table3.A2" office:value-type="string">
            <text:p text:style-name="Table_20_Contents">Accurate and precise</text:p>
            <text:p text:style-name="Table_20_Contents">Effective use of varied</text:p>
            <text:p text:style-name="Table_20_Contents">examples and illustrations</text:p>
          </table:table-cell>
          <table:table-cell table:style-name="Table3.A2" office:value-type="string">
            <text:p text:style-name="Table_20_Contents">Mostly accurate</text:p>
            <text:p text:style-name="Table_20_Contents">Mostly effective use of</text:p>
            <text:p text:style-name="Table_20_Contents">examples and illustrations</text:p>
          </table:table-cell>
          <table:table-cell table:style-name="Table3.A2" office:value-type="string">
            <text:p text:style-name="Table_20_Contents">Partially accurate</text:p>
            <text:p text:style-name="Table_20_Contents">Limited use of examples</text:p>
            <text:p text:style-name="Table_20_Contents">and illustrations</text:p>
            <text:p text:style-name="Table_20_Contents"/>
          </table:table-cell>
          <table:table-cell table:style-name="Table3.E2" office:value-type="string">
            <text:p text:style-name="Table_20_Contents">Inaccurate or misleading</text:p>
            <text:p text:style-name="Table_20_Contents">Inadequate or no use</text:p>
            <text:p text:style-name="Table_20_Contents"/>
          </table:table-cell>
        </table:table-row>
      </table:table>
      <text:p text:style-name="P12"/>
      <text:p text:style-name="P12"/>
      <text:p text:style-name="P12"/>
      <text:p text:style-name="P12"/>
      <text:p text:style-name="P12"/>
      <text:p text:style-name="P12"/>
      <text:p text:style-name="P12"/>
      <text:p text:style-name="P12"><text:soft-page-break/></text:p>
      <text:p text:style-name="P12"/>
      <text:p text:style-name="P12"/>
      <text:h text:style-name="P1" text:outline-level="3">Authentic Text: Newspaper Article on Education Reforms</text:h>
      <text:p text:style-name="P12">Title: "The Controversy of Grammar Instruction in Modern Education"</text:p>
      <text:p text:style-name="P12">Content Overview:</text:p>
      <text:p text:style-name="P12">The article discusses the ongoing debate regarding the importance of traditional grammar instruction in modern education. It presents contrasting viewpoints from educators, linguists, and policymakers. Some argue for a traditional emphasis on grammar rules, citing its significance in fostering language precision, while others advocate for a more communicative approach, prioritizing fluency over strict grammar adherence.</text:p>
      <text:p text:style-name="P12"/>
      <text:p text:style-name="P12"><text:span text:style-name="Strong_20_Emphasis"><text:span text:style-name="T1">Execution in the Socratic Seminar:</text:span></text:span></text:p>
      <text:p text:style-name="P12"><text:span text:style-name="Strong_20_Emphasis"><text:span text:style-name="T2">Socratic Seminar Overview:</text:span></text:span></text:p>
      <text:p text:style-name="P12"><text:span text:style-name="Strong_20_Emphasis"><text:span text:style-name="T2">Seminar Focus:</text:span></text:span></text:p>
      <text:p text:style-name="P12"><text:span text:style-name="Strong_20_Emphasis"><text:span text:style-name="T2">The seminar will center around a critical analysis and discussion of the provided newspaper article titled "The Controversy of Grammar Instruction in Modern Education." The objective is to engage in a thoughtful examination of contrasting viewpoints on the importance of traditional grammar instruction in contemporary education.</text:span></text:span></text:p>
      <text:p text:style-name="P12"><text:span text:style-name="Strong_20_Emphasis"><text:span text:style-name="T3">Pre-Seminar Preparation:</text:span></text:span></text:p>
      <text:p text:style-name="P12"><text:span text:style-name="Strong_20_Emphasis"><text:span text:style-name="T3">Reading and Annotation</text:span></text:span><text:span text:style-name="Strong_20_Emphasis"><text:span text:style-name="T2">:</text:span></text:span></text:p>
      <text:p text:style-name="P12"><text:span text:style-name="Strong_20_Emphasis"><text:span text:style-name="T2">Students are required to read the article thoroughly and annotate key arguments, evidence, and differing perspectives presented in the text.</text:span></text:span></text:p>
      <text:p text:style-name="P12"><text:span text:style-name="Strong_20_Emphasis"><text:span text:style-name="T2">Seminar Structure and Discussion:</text:span></text:span></text:p>
      <text:p text:style-name="P12"><text:span text:style-name="Strong_20_Emphasis"><text:span text:style-name="T3">Initial Understanding Phase:</text:span></text:span></text:p>
      <text:p text:style-name="P12"><text:span text:style-name="Strong_20_Emphasis"><text:span text:style-name="T2">In the initial 7-minute segment, the group will dissect and comprehend the controversial idea presented in the article.</text:span></text:span></text:p>
      <text:p text:style-name="P12"><text:span text:style-name="Strong_20_Emphasis"><text:span text:style-name="T3">Discussion Questions:</text:span></text:span></text:p>
      <text:p text:style-name="P12"><text:span text:style-name="Strong_20_Emphasis"><text:span text:style-name="T2">Facilitate the seminar discussion based on questioning and reasoning:</text:span></text:span></text:p>
      <text:p text:style-name="P12"><text:span text:style-name="Strong_20_Emphasis"><text:span text:style-name="T3">Integration and Application:</text:span></text:span></text:p>
      <text:p text:style-name="P12"><text:span text:style-name="Strong_20_Emphasis"><text:span text:style-name="T2">Connect the seminar discussions back to your grammar teaching plans and position presentations. </text:span></text:span></text:p>
      <text:p text:style-name="P12"><text:span text:style-name="Strong_20_Emphasis"><text:span text:style-name="T3">Seminar Outcome</text:span></text:span><text:span text:style-name="Strong_20_Emphasis"><text:span text:style-name="T2">:</text:span></text:span></text:p>
      <text:p text:style-name="P12"><text:soft-page-break/><text:span text:style-name="Strong_20_Emphasis"><text:span text:style-name="T2">The seminar aims to foster critical thinking, encourage the exploration of contrasting perspectives, and provide valuable insights applicable to both grammar teaching plans and position presentations.</text:span></text:span></text:p>
      <text:p text:style-name="P12"><text:span text:style-name="Strong_20_Emphasis"/></text:p>
      <text:p text:style-name="P12"><text:span text:style-name="Strong_20_Emphasis"/></text:p>
      <text:p text:style-name="P12"><text:span text:style-name="Strong_20_Emphasis">Socratic Seminar Participation Rubric</text:span></text:p>
      <table:table table:name="Table1" table:style-name="Table1">
        <table:table-column table:style-name="Table1.A" table:number-columns-repeated="5"/>
        <table:table-row>
          <table:table-cell table:style-name="Table1.A1" office:value-type="string">
            <text:p text:style-name="Table_20_Heading">Criteria</text:p>
          </table:table-cell>
          <table:table-cell table:style-name="Table1.A1" office:value-type="string">
            <text:p text:style-name="Table_20_Heading">Excellent (4)</text:p>
          </table:table-cell>
          <table:table-cell table:style-name="Table1.A1" office:value-type="string">
            <text:p text:style-name="Table_20_Heading">Good (3)</text:p>
          </table:table-cell>
          <table:table-cell table:style-name="Table1.A1" office:value-type="string">
            <text:p text:style-name="Table_20_Heading">Fair (2)</text:p>
          </table:table-cell>
          <table:table-cell table:style-name="Table1.E1" office:value-type="string">
            <text:p text:style-name="Table_20_Heading">Needs Improvement (1)</text:p>
          </table:table-cell>
        </table:table-row>
        <table:table-row>
          <table:table-cell table:style-name="Table1.A2" office:value-type="string">
            <text:p text:style-name="P8">Preparation</text:p>
            <text:p text:style-name="P9">- Thoroughness of preparation</text:p>
            <text:p text:style-name="P9">- Quality of annotations and notes</text:p>
          </table:table-cell>
          <table:table-cell table:style-name="Table1.A2" office:value-type="string">
            <text:p text:style-name="Table_20_Contents">Extensive understanding</text:p>
            <text:p text:style-name="Table_20_Contents">In-depth and insightful</text:p>
          </table:table-cell>
          <table:table-cell table:style-name="Table1.A2" office:value-type="string">
            <text:p text:style-name="Table_20_Contents">Good understanding</text:p>
            <text:p text:style-name="Table_20_Contents">Relevant and thoughtful</text:p>
          </table:table-cell>
          <table:table-cell table:style-name="Table1.A2" office:value-type="string">
            <text:p text:style-name="Table_20_Contents">Basic understanding</text:p>
            <text:p text:style-name="Table_20_Contents">Basic and somewhat relevant</text:p>
          </table:table-cell>
          <table:table-cell table:style-name="Table1.E2" office:value-type="string">
            <text:p text:style-name="Table_20_Contents">Inadequate preparation</text:p>
            <text:p text:style-name="Table_20_Contents">Inadequate or missing notes</text:p>
          </table:table-cell>
        </table:table-row>
        <table:table-row>
          <table:table-cell table:style-name="Table1.A2" office:value-type="string">
            <text:p text:style-name="P8">Engagement and Contribution</text:p>
            <text:p text:style-name="P9">- Actively listens and responds</text:p>
            <text:p text:style-name="P9">- Quality of contributions</text:p>
          </table:table-cell>
          <table:table-cell table:style-name="Table1.A2" office:value-type="string">
            <text:p text:style-name="Table_20_Contents">Actively engages and</text:p>
            <text:p text:style-name="Table_20_Contents">responds constructively</text:p>
            <text:p text:style-name="Table_20_Contents">Consistently offers</text:p>
            <text:p text:style-name="Table_20_Contents">insightful contributions</text:p>
          </table:table-cell>
          <table:table-cell table:style-name="Table1.A2" office:value-type="string">
            <text:p text:style-name="Table_20_Contents">Mostly attentive and</text:p>
            <text:p text:style-name="Table_20_Contents">responsive</text:p>
            <text:p text:style-name="Table_20_Contents">Offers meaningful and</text:p>
            <text:p text:style-name="Table_20_Contents">thoughtful insights</text:p>
          </table:table-cell>
          <table:table-cell table:style-name="Table1.A2" office:value-type="string">
            <text:p text:style-name="Table_20_Contents">Partially engaged</text:p>
            <text:p text:style-name="Table_20_Contents">but inconsistent</text:p>
            <text:p text:style-name="Table_20_Contents">Contributes with some</text:p>
            <text:p text:style-name="Table_20_Contents">insights</text:p>
          </table:table-cell>
          <table:table-cell table:style-name="Table1.E2" office:value-type="string">
            <text:p text:style-name="Table_20_Contents">Disengaged throughout</text:p>
            <text:p text:style-name="Table_20_Contents">the seminar</text:p>
            <text:p text:style-name="Table_20_Contents">Rarely contributes or offers</text:p>
            <text:p text:style-name="Table_20_Contents">superficial comments</text:p>
          </table:table-cell>
        </table:table-row>
        <table:table-row>
          <table:table-cell table:style-name="Table1.A2" office:value-type="string">
            <text:p text:style-name="P8">Respectful Collaboration</text:p>
            <text:p text:style-name="P9">- Demonstrates respect for peers' views</text:p>
            <text:p text:style-name="P9">- Encourages others' participation</text:p>
          </table:table-cell>
          <table:table-cell table:style-name="Table1.A2" office:value-type="string">
            <text:p text:style-name="Table_20_Contents">Respects diverse opinions</text:p>
            <text:p text:style-name="Table_20_Contents">Actively encourages peers'</text:p>
            <text:p text:style-name="Table_20_Contents">participation</text:p>
          </table:table-cell>
          <table:table-cell table:style-name="Table1.A2" office:value-type="string">
            <text:p text:style-name="Table_20_Contents">Mostly respects views</text:p>
            <text:p text:style-name="Table_20_Contents">Mostly encourages peers'</text:p>
            <text:p text:style-name="Table_20_Contents">participation</text:p>
          </table:table-cell>
          <table:table-cell table:style-name="Table1.A2" office:value-type="string">
            <text:p text:style-name="Table_20_Contents">Partially respects views</text:p>
            <text:p text:style-name="Table_20_Contents">Attempts to encourage but</text:p>
            <text:p text:style-name="Table_20_Contents">limited success</text:p>
          </table:table-cell>
          <table:table-cell table:style-name="Table1.E2" office:value-type="string">
            <text:p text:style-name="Table_20_Contents">Disregards others' opinions</text:p>
            <text:p text:style-name="Table_20_Contents">Does not encourage peers'</text:p>
            <text:p text:style-name="Table_20_Contents">participation</text:p>
          </table:table-cell>
        </table:table-row>
        <table:table-row>
          <table:table-cell table:style-name="Table1.A2" office:value-type="string">
            <text:p text:style-name="P8">Critical Thinking and Reflection</text:p>
            <text:p text:style-name="P9">- Applies critical thinking skills</text:p>
            <text:p text:style-name="P9">- Reflects on others' viewpoints</text:p>
          </table:table-cell>
          <table:table-cell table:style-name="Table1.A2" office:value-type="string">
            <text:p text:style-name="Table_20_Contents">Consistently applies</text:p>
            <text:p text:style-name="Table_20_Contents">critical thinking skills</text:p>
            <text:p text:style-name="Table_20_Contents">Reflects on and responds</text:p>
            <text:p text:style-name="Table_20_Contents">to others' viewpoints</text:p>
          </table:table-cell>
          <table:table-cell table:style-name="Table1.A2" office:value-type="string">
            <text:p text:style-name="Table_20_Contents">Mostly applies critical</text:p>
            <text:p text:style-name="Table_20_Contents">thinking skills</text:p>
            <text:p text:style-name="Table_20_Contents">Mostly reflects on others'</text:p>
            <text:p text:style-name="Table_20_Contents">viewpoints</text:p>
          </table:table-cell>
          <table:table-cell table:style-name="Table1.A2" office:value-type="string">
            <text:p text:style-name="Table_20_Contents">Attempts to apply</text:p>
            <text:p text:style-name="Table_20_Contents">critical thinking skills</text:p>
            <text:p text:style-name="Table_20_Contents">Partially reflects on</text:p>
            <text:p text:style-name="Table_20_Contents">others' viewpoints</text:p>
          </table:table-cell>
          <table:table-cell table:style-name="Table1.E2" office:value-type="string">
            <text:p text:style-name="Table_20_Contents">Lacks critical thinking</text:p>
            <text:p text:style-name="Table_20_Contents">skills throughout</text:p>
            <text:p text:style-name="Table_20_Contents">Rarely reflects on others'</text:p>
            <text:p text:style-name="Table_20_Contents">viewpoints</text:p>
          </table:table-cell>
        </table:table-row>
      </table:table>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3T07:21:40.015861672</meta:creation-date>
    <dc:date>2023-12-15T15:33:02.529127384</dc:date>
    <meta:editing-duration>P2DT8H11M25S</meta:editing-duration>
    <meta:editing-cycles>1</meta:editing-cycles>
    <meta:document-statistic meta:table-count="3" meta:image-count="0" meta:object-count="0" meta:page-count="16" meta:paragraph-count="539" meta:word-count="5524" meta:character-count="41748" meta:non-whitespace-character-count="34420"/>
    <meta:generator>LibreOffice/7.5.3.2$MacOSX_X86_64 LibreOffice_project/9f56dff12ba03b9acd7730a5a481eea045e468f3</meta:generator>
  </office:meta>
</office:document-meta>
</file>